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448" officeooo:paragraph-rsid="0016b448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6b448" officeooo:paragraph-rsid="0016b448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6b448" officeooo:paragraph-rsid="0016b448"/>
    </style:style>
    <style:style style:name="T1" style:family="text">
      <style:text-properties officeooo:rsid="0017e7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adêmico: PAULO ROBERTO NOGUEIRA</text:p>
      <text:p text:style-name="P1"/>
      <text:p text:style-name="P2"><text:tab/><text:span text:style-name="T1">A animãço curta </text:span><text:s/>apresenta uma situação interessante e <text:span text:style-name="T1">muito </text:span>relevante para a discussão sobre aparência e essência. A história ilustra <text:span text:style-name="T1">bem </text:span><text:s/>como nossos julgamentos precipitados com base na aparência podem nos levar a conclusões equivocadas sobre as pessoas ao nosso redor.</text:p>
      <text:p text:style-name="P2"/>
      <text:p text:style-name="P2">No vídeo, a senhora inicialmente confronta um jovem com uma aparência <text:span text:style-name="T1">digamos um tanto</text:span> "diferente" e imediatamente assume que ele é o responsável por pegar seus snacks. No entanto, conforme a <text:span text:style-name="T1">cena</text:span> se desenrola, fica claro que a aparência do jovem não reflete sua verdadeira essência. Enquanto a senhora lida com frustração e raiva <text:span text:style-name="T1">por estar perdendo seus snacks de forma to absurda, </text:span>o jovem permanece calmo e descontraído, <text:span text:style-name="T1">e ainda, </text:span>eventualmente partilhando o último snack com ela. <text:span text:style-name="T1">Claramente ela fica pocessa e esmaga a metade que lhe foi dada, o jovem de forma calma só observa.</text:span></text:p>
      <text:p text:style-name="P2"/>
      <text:p text:style-name="P2">O momento culminante ocorre quando a senhora percebe que o pacote de snacks na verdade pertencia ao jovem, e ela compreende o equívoco que cometeu ao julgar o caráter dele unicamente com base na aparência. A cena final, em que o jovem demonstra uma atitude amigável e despreocupada, <text:span text:style-name="T1">levando a embalagem vazia de snacke à lata de lixo, </text:span><text:s/>enquanto a senhora se vê diante de sua própria precipitação, reforça a mensagem de que a aparência externa não define quem somos.</text:p>
      <text:p text:style-name="P2">O vídeo, <text:span text:style-name="T1">em minha opnio, </text:span>sugere que, ao julgarmos as pessoas apenas pela forma como se apresentam, corremos o risco de ignorar as complexidades e as nuances de suas personalidades. A<text:span text:style-name="T1">lém do mais, a </text:span><text:s/>história nos convida a olhar além das aparências e reconhecer a essência das pessoas, lembrando-nos de que as primeiras impressões nem sempre são precisas. É um lembrete valioso sobre a importância de praticar a empatia e dar às pessoas a chance de revelar quem realmente são, independentemente de suas aparências exterior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8-10T14:30:05.810020606</meta:creation-date>
    <dc:date>2023-08-23T14:13:54.068420046</dc:date>
    <meta:editing-duration>PT6M14S</meta:editing-duration>
    <meta:editing-cycles>2</meta:editing-cycles>
    <meta:generator>LibreOffice/7.2.4.1$Linux_X86_64 LibreOffice_project/27d75539669ac387bb498e35313b970b7fe9c4f9</meta:generator>
    <meta:document-statistic meta:table-count="0" meta:image-count="0" meta:object-count="0" meta:page-count="1" meta:paragraph-count="5" meta:word-count="307" meta:character-count="1874" meta:non-whitespace-character-count="1567"/>
  </office:meta>
</office:document-meta>
</file>